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</office:automatic-styles>
  <office:body>
    <office:text text:use-soft-page-breaks="true">
      <text:p text:style-name="P1">O Nás</text:p>
      <text:p text:style-name="Normální">Nemůžete si poradit s výběrem svatebních šatů? Tak my jsme stránka přímo pro vás!</text:p>
      <text:p text:style-name="Normální">Společně s odborníkama jsme vymysleli skvělého pomocníka. Šatynátor vám <text:s/>pomůže najít váš styl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udent 24</meta:initial-creator>
    <dc:creator>Student 24</dc:creator>
    <meta:creation-date>2022-08-25T09:34:00Z</meta:creation-date>
    <dc:date>2022-08-25T09:52:00Z</dc:date>
    <meta:template xlink:href="Normal" xlink:type="simple"/>
    <meta:editing-cycles>1</meta:editing-cycles>
    <meta:editing-duration>PT1080S</meta:editing-duration>
    <meta:document-statistic meta:page-count="1" meta:paragraph-count="1" meta:word-count="26" meta:character-count="183" meta:row-count="1" meta:non-whitespace-character-count="158"/>
  </office:meta>
</office:document-meta>
</file>